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908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0.319cm"/>
    </style:style>
    <style:style style:name="Table1.C" style:family="table-column">
      <style:table-column-properties style:column-width="9.684cm"/>
    </style:style>
    <style:style style:name="Table1.D" style:family="table-column">
      <style:table-column-properties style:column-width="1.217cm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f3c30" officeooo:paragraph-rsid="001f3c30"/>
    </style:style>
    <style:style style:name="P2" style:family="paragraph" style:parent-style-name="Table_20_Contents">
      <style:text-properties officeooo:rsid="001f3c30" officeooo:paragraph-rsid="001f3c30"/>
    </style:style>
    <style:style style:name="P3" style:family="paragraph" style:parent-style-name="Standard">
      <style:text-properties officeooo:rsid="0021aa54" officeooo:paragraph-rsid="0021aa54"/>
    </style:style>
    <style:style style:name="P4" style:family="paragraph" style:parent-style-name="Table_20_Contents">
      <style:text-properties officeooo:rsid="00205c7c" officeooo:paragraph-rsid="00205c7c"/>
    </style:style>
    <style:style style:name="P5" style:family="paragraph" style:parent-style-name="Table_20_Contents">
      <style:text-properties officeooo:rsid="0021aa54" officeooo:paragraph-rsid="0021aa54"/>
    </style:style>
    <style:style style:name="P6" style:family="paragraph" style:parent-style-name="Table_20_Contents">
      <style:text-properties officeooo:rsid="00225a5a" officeooo:paragraph-rsid="00225a5a"/>
    </style:style>
    <style:style style:name="T1" style:family="text">
      <style:text-properties officeooo:rsid="001f3c30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6a3e3e" style:font-name="Monospace" fo:font-size="10pt" fo:background-color="#e8f2fe" loext:char-shading-value="0" style:font-size-asian="10pt"/>
    </style:style>
    <style:style style:name="T4" style:family="text">
      <style:text-properties officeooo:rsid="0021aa54"/>
    </style:style>
    <style:style style:name="T5" style:family="text">
      <style:text-properties fo:color="#2a00ff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><text:span text:style-name="T1">Test Description</text:span><text:tab/></text:p>
          </table:table-cell>
          <table:table-cell table:style-name="Table1.A1" office:value-type="string">
            <text:p text:style-name="P2">Test Data<text:tab/></text:p>
          </table:table-cell>
          <table:table-cell table:style-name="Table1.A1" office:value-type="string">
            <text:p text:style-name="P5">output</text:p>
          </table:table-cell>
          <table:table-cell table:style-name="Table1.D1" office:value-type="string">
            <text:p text:style-name="P2">Worked</text:p>
          </table:table-cell>
        </table:table-row>
        <table:table-row>
          <table:table-cell table:style-name="Table1.A2" table:number-columns-spanned="4" office:value-type="string">
            <text:p text:style-name="P4">Translator: <text:span text:style-name="T2">String translate(String </text:span><text:span text:style-name="T3">input</text:span><text:span text:style-name="T2">, String </text:span><text:span text:style-name="T3">direction</text:span><text:span text:style-name="T2">)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Translate a word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4" office:value-type="string">
            <text:p text:style-name="Standard"><text:span text:style-name="T2">translateFile(String </text:span><text:span text:style-name="T3">filename</text:span><text:span text:style-name="T2">, String </text:span><text:span text:style-name="T3">translationFilename</text:span><text:span text:style-name="T2">, String </text:span><text:span text:style-name="T3">direction</text:span><text:span text:style-name="T2">)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Translate a file <text:span text:style-name="T4">de-en</text:span></text:p>
          </table:table-cell>
          <table:table-cell table:style-name="Table1.A3" office:value-type="string">
            <text:p text:style-name="Standard"><text:span text:style-name="T5">"Rotkäppchen.txt"</text:span><text:span text:style-name="T2">, </text:span><text:span text:style-name="T5">"Rotkäppchen_en.txt"</text:span><text:span text:style-name="T2">, </text:span><text:span text:style-name="T5">"de-en"</text:span></text:p>
          </table:table-cell>
          <table:table-cell table:style-name="Table1.A3" office:value-type="string">
            <text:p text:style-name="P3">No Exception, created file <text:s/><text:span text:style-name="T5">Rotkäppchen_en.txt</text:span>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5">Translate a file en-de</text:p>
          </table:table-cell>
          <table:table-cell table:style-name="Table1.A3" office:value-type="string">
            <text:p text:style-name="Standard"><text:span text:style-name="T5">"rock_climbing_explained.txt"</text:span><text:span text:style-name="T2">, </text:span><text:span text:style-name="T5">"rock_climbing_explained_de.txt"</text:span><text:span text:style-name="T2">, </text:span><text:span text:style-name="T5">"en-de"</text:span></text:p>
          </table:table-cell>
          <table:table-cell table:style-name="Table1.A3" office:value-type="string">
            <text:p text:style-name="P3">No Exception, created file <text:s/><text:span text:style-name="T5"><text:s/>rock_climbing_explained_de.txt</text:span>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5">Translate a file that cannot be found</text:p>
          </table:table-cell>
          <table:table-cell table:style-name="Table1.A3" office:value-type="string">
            <text:p text:style-name="Standard"><text:span text:style-name="T5">"not_existing_file.txt"</text:span><text:span text:style-name="T2">, </text:span><text:span text:style-name="T5">"output.txt"</text:span><text:span text:style-name="T2">, </text:span><text:span text:style-name="T5">"en-de"</text:span></text:p>
          </table:table-cell>
          <table:table-cell table:style-name="Table1.A3" office:value-type="string">
            <text:p text:style-name="P5">Throw an Exception with message file not found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5">Not specifying an output file</text:p>
          </table:table-cell>
          <table:table-cell table:style-name="Table1.A3" office:value-type="string">
            <text:p text:style-name="Standard"><text:span text:style-name="T5">"rock_climbing_explained.txt"</text:span><text:span text:style-name="T2">, </text:span><text:span text:style-name="T5">""</text:span><text:span text:style-name="T2">, </text:span><text:span text:style-name="T5">"en-de"</text:span></text:p>
          </table:table-cell>
          <table:table-cell table:style-name="Table1.A3" office:value-type="string">
            <text:p text:style-name="P5">Throw an Exception with message output file must not be empty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6">Wrong direction code</text:p>
          </table:table-cell>
          <table:table-cell table:style-name="Table1.A3" office:value-type="string">
            <text:p text:style-name="Standard"><text:span text:style-name="T5">"rock_climbing_explained.txt"</text:span><text:span text:style-name="T2">, </text:span><text:span text:style-name="T5">"rock_climbing_explained_de.txt"</text:span><text:span text:style-name="T2">, </text:span><text:span text:style-name="T5">"german - english"</text:span></text:p>
          </table:table-cell>
          <table:table-cell table:style-name="Table1.A3" office:value-type="string">
            <text:p text:style-name="P6">Exception message: direction invalid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19:12.338743886</meta:creation-date>
    <dc:date>2019-03-26T11:58:31.774187764</dc:date>
    <meta:editing-duration>PT1H5M2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3" meta:word-count="96" meta:character-count="869" meta:non-whitespace-character-count="791"/>
  </office:meta>
</office:document-meta>
</file>